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2360000146100001FCC23E716AF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10cm" svg:x="11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5.216cm" svg:height="8.139cm" svg:x="21.584cm" svg:y="1.9cm">
          <draw:image xlink:href="Pictures/200002360000146100001FCC23E716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3:17:17</meta:creation-date>
    <dc:date>2016-10-19T16:59:56</dc:date>
    <dc:creator>Lu Ding</dc:creator>
    <meta:editing-duration>PT17M54S</meta:editing-duration>
    <meta:editing-cycles>10</meta:editing-cycles>
    <meta:generator>OpenOffice/4.1.3$Unix OpenOffice.org_project/413m1$Build-978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0" chart:maximum="5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true" chart:minimum="0.001" chart:maximum="100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>
      <style:graphic-properties draw:stroke="dash" draw:stroke-dash="Ultrafine_20_Dashed" svg:stroke-width="0.02cm"/>
    </style:style>
    <style:style style:name="ch8" style:family="chart" style:data-style-name="N8000">
      <style:chart-properties chart:symbol-type="named-symbol" chart:symbol-name="square" chart:symbol-width="0.25cm" chart:symbol-height="0.25cm" chart:link-data-style-to-source="fals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5cm" chart:symbol-height="0.25cm" chart:link-data-style-to-source="fals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25cm" chart:symbol-height="0.25cm" chart:link-data-style-to-source="false"/>
      <style:graphic-properties svg:stroke-width="0.02cm" svg:stroke-color="#7e0021" draw:fill-color="#7e0021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left" chart:symbol-width="0.25cm" chart:symbol-height="0.25cm" chart:link-data-style-to-source="fals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4" style:family="chart" style:data-style-name="N8000">
      <style:chart-properties chart:symbol-type="named-symbol" chart:symbol-name="bow-tie" chart:symbol-width="0.25cm" chart:symbol-height="0.25cm" chart:link-data-style-to-source="false"/>
      <style:graphic-properties svg:stroke-width="0.02cm" svg:stroke-color="#314004" draw:fill-color="#314004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hourglass" chart:symbol-width="0.25cm" chart:symbol-height="0.25cm" chart:link-data-style-to-source="false"/>
      <style:graphic-properties svg:stroke-width="0.02cm" svg:stroke-color="#aecf00" draw:fill-color="#aecf00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circle" chart:symbol-width="0.25cm" chart:symbol-height="0.25cm" chart:link-data-style-to-source="false"/>
      <style:graphic-properties svg:stroke-width="0.02cm" svg:stroke-color="#4b1f6f" draw:fill-color="#4b1f6f"/>
      <style:text-properties fo:font-size="10pt" style:font-size-asian="10pt" style:font-size-complex="10pt"/>
    </style:style>
    <style:style style:name="ch17" style:family="chart" style:data-style-name="N8000">
      <style:chart-properties chart:symbol-type="named-symbol" chart:symbol-name="star" chart:symbol-width="0.25cm" chart:symbol-height="0.25cm" chart:link-data-style-to-source="false"/>
      <style:graphic-properties svg:stroke-width="0.02cm" svg:stroke-color="#ff950e" draw:fill-color="#ff950e"/>
      <style:text-properties fo:font-size="10pt" style:font-size-asian="10pt" style:font-size-complex="10pt"/>
    </style:style>
    <style:style style:name="ch18" style:family="chart" style:data-style-name="N8000">
      <style:chart-properties chart:symbol-type="named-symbol" chart:symbol-name="x" chart:symbol-width="0.25cm" chart:symbol-height="0.25cm" chart:link-data-style-to-source="false"/>
      <style:graphic-properties svg:stroke-width="0.02cm" svg:stroke-color="#c5000b" draw:fill-color="#c5000b"/>
      <style:text-properties fo:font-size="10pt" style:font-size-asian="10pt" style:font-size-complex="10pt"/>
    </style:style>
    <style:style style:name="ch19" style:family="chart" style:data-style-name="N8000">
      <style:chart-properties chart:symbol-type="named-symbol" chart:symbol-name="plus" chart:symbol-width="0.25cm" chart:symbol-height="0.25cm" chart:link-data-style-to-source="false"/>
      <style:graphic-properties svg:stroke-width="0.02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5cm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7.729cm">
          <chartooo:coordinate-region svg:x="2.334cm" svg:y="1.132cm" svg:width="7.173cm" svg:height="6.889cm"/>
          <chart:axis chart:dimension="x" chart:name="primary-x" chart:style-name="ch3" chartooo:axis-type="auto">
            <chart:title svg:x="4.288cm" svg:y="8.864cm" chart:style-name="ch4">
              <text:p>mmax=nmax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399cm" chart:style-name="ch6">
              <text:p>time 10000x [sec]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D$2:.$D$7" chart:label-cell-address="local-table.$D$1" chart:class="chart:scatter">
            <chart:data-point chart:repeated="6"/>
          </chart:series>
          <chart:series chart:style-name="ch10" chart:values-cell-range-address="local-table.$E$2:.$E$7" chart:label-cell-address="local-table.$E$1" chart:class="chart:scatter">
            <chart:data-point chart:repeated="6"/>
          </chart:series>
          <chart:series chart:style-name="ch11" chart:values-cell-range-address="local-table.$F$2:.$F$7" chart:label-cell-address="local-table.$F$1" chart:class="chart:scatter">
            <chart:data-point chart:repeated="6"/>
          </chart:series>
          <chart:series chart:style-name="ch12" chart:values-cell-range-address="local-table.$G$2:.$G$7" chart:label-cell-address="local-table.$G$1" chart:class="chart:scatter">
            <chart:data-point chart:repeated="6"/>
          </chart:series>
          <chart:series chart:style-name="ch13" chart:values-cell-range-address="local-table.$H$2:.$H$7" chart:label-cell-address="local-table.$H$1" chart:class="chart:scatter">
            <chart:data-point chart:repeated="6"/>
          </chart:series>
          <chart:series chart:style-name="ch14" chart:values-cell-range-address="local-table.$I$2:.$I$7" chart:label-cell-address="local-table.$I$1" chart:class="chart:scatter">
            <chart:data-point chart:repeated="6"/>
          </chart:series>
          <chart:series chart:style-name="ch15" chart:values-cell-range-address="local-table.$J$2:.$J$7" chart:label-cell-address="local-table.$J$1" chart:class="chart:scatter">
            <chart:data-point chart:repeated="6"/>
          </chart:series>
          <chart:series chart:style-name="ch16" chart:values-cell-range-address="local-table.$K$2:.$K$7" chart:label-cell-address="local-table.$K$1" chart:class="chart:scatter">
            <chart:data-point chart:repeated="6"/>
          </chart:series>
          <chart:series chart:style-name="ch17" chart:values-cell-range-address="local-table.$L$2:.$L$7" chart:label-cell-address="local-table.$L$1" chart:class="chart:scatter">
            <chart:data-point chart:repeated="6"/>
          </chart:series>
          <chart:series chart:style-name="ch18" chart:values-cell-range-address="local-table.$M$2:.$M$7" chart:label-cell-address="local-table.$M$1" chart:class="chart:scatter">
            <chart:data-point chart:repeated="6"/>
          </chart:series>
          <chart:series chart:style-name="ch19" chart:values-cell-range-address="local-table.$N$2:.$N$7" chart:label-cell-address="local-table.$N$1" chart:class="chart:scatte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SHT_fwd (1)</text:p>
              </table:table-cell>
              <table:table-cell office:value-type="string">
                <text:p>GSHT_fwd (2)</text:p>
              </table:table-cell>
              <table:table-cell office:value-type="string">
                <text:p>GSHT-bwd (1)</text:p>
              </table:table-cell>
              <table:table-cell office:value-type="string">
                <text:p>GSHT-bwd (2)</text:p>
              </table:table-cell>
              <table:table-cell office:value-type="string">
                <text:p>FGSHT_cmplx_fwd (1)</text:p>
              </table:table-cell>
              <table:table-cell office:value-type="string">
                <text:p>FGSHT_cmplx_fwd (2)</text:p>
              </table:table-cell>
              <table:table-cell office:value-type="string">
                <text:p>FGSHT_cmplx_bwd (1)</text:p>
              </table:table-cell>
              <table:table-cell office:value-type="string">
                <text:p>FGSHT_cmplx_bwd (2)</text:p>
              </table:table-cell>
              <table:table-cell office:value-type="string">
                <text:p>FGSHT_fwd (1)</text:p>
              </table:table-cell>
              <table:table-cell office:value-type="string">
                <text:p>FGSHT_fwd (2)</text:p>
              </table:table-cell>
              <table:table-cell office:value-type="string">
                <text:p>FGSHT_bwd (1)</text:p>
              </table:table-cell>
              <table:table-cell office:value-type="string">
                <text:p>FGSHT_bwd (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00999">
                <text:p>0.000999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2999">
                <text:p>0.002999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0999">
                <text:p>0.000999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1988">
                <text:p>0.081988</text:p>
              </table:table-cell>
              <table:table-cell office:value-type="float" office:value="0.009999">
                <text:p>0.009999</text:p>
              </table:table-cell>
              <table:table-cell office:value-type="float" office:value="0.086987">
                <text:p>0.086987</text:p>
              </table:table-cell>
              <table:table-cell office:value-type="float" office:value="0.012998">
                <text:p>0.012998</text:p>
              </table:table-cell>
              <table:table-cell office:value-type="float" office:value="0.011998">
                <text:p>0.011998</text:p>
              </table:table-cell>
              <table:table-cell office:value-type="float" office:value="0.005999">
                <text:p>0.005999</text:p>
              </table:table-cell>
              <table:table-cell office:value-type="float" office:value="0.015997">
                <text:p>0.015997</text:p>
              </table:table-cell>
              <table:table-cell office:value-type="float" office:value="0.006999">
                <text:p>0.006999</text:p>
              </table:table-cell>
              <table:table-cell office:value-type="float" office:value="0.003999">
                <text:p>0.003999</text:p>
              </table:table-cell>
              <table:table-cell office:value-type="float" office:value="0.002">
                <text:p>0.002</text:p>
              </table:table-cell>
              <table:table-cell office:value-type="float" office:value="0.005999">
                <text:p>0.00599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09801">
                <text:p>1.309801</text:p>
              </table:table-cell>
              <table:table-cell office:value-type="float" office:value="0.420936">
                <text:p>0.420936</text:p>
              </table:table-cell>
              <table:table-cell office:value-type="float" office:value="1.317799">
                <text:p>1.317799</text:p>
              </table:table-cell>
              <table:table-cell office:value-type="float" office:value="0.440933">
                <text:p>0.440933</text:p>
              </table:table-cell>
              <table:table-cell office:value-type="float" office:value="0.050993">
                <text:p>0.050993</text:p>
              </table:table-cell>
              <table:table-cell office:value-type="float" office:value="0.030995">
                <text:p>0.030995</text:p>
              </table:table-cell>
              <table:table-cell office:value-type="float" office:value="0.06799">
                <text:p>0.06799</text:p>
              </table:table-cell>
              <table:table-cell office:value-type="float" office:value="0.041994">
                <text:p>0.041994</text:p>
              </table:table-cell>
              <table:table-cell office:value-type="float" office:value="0.015998">
                <text:p>0.015998</text:p>
              </table:table-cell>
              <table:table-cell office:value-type="float" office:value="0.009998">
                <text:p>0.009998</text:p>
              </table:table-cell>
              <table:table-cell office:value-type="float" office:value="0.022997">
                <text:p>0.022997</text:p>
              </table:table-cell>
              <table:table-cell office:value-type="float" office:value="0.014997999999999">
                <text:p>0.0149979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732672">
                <text:p>8.732672</text:p>
              </table:table-cell>
              <table:table-cell office:value-type="float" office:value="1.721738">
                <text:p>1.721738</text:p>
              </table:table-cell>
              <table:table-cell office:value-type="float" office:value="8.662683">
                <text:p>8.662683</text:p>
              </table:table-cell>
              <table:table-cell office:value-type="float" office:value="1.772731">
                <text:p>1.772731</text:p>
              </table:table-cell>
              <table:table-cell office:value-type="float" office:value="0.150976999999997">
                <text:p>0.150976999999997</text:p>
              </table:table-cell>
              <table:table-cell office:value-type="float" office:value="0.078988000000003">
                <text:p>0.078988000000003</text:p>
              </table:table-cell>
              <table:table-cell office:value-type="float" office:value="0.203968999999994">
                <text:p>0.203968999999994</text:p>
              </table:table-cell>
              <table:table-cell office:value-type="float" office:value="0.099984999999997">
                <text:p>0.099984999999997</text:p>
              </table:table-cell>
              <table:table-cell office:value-type="float" office:value="0.043992999999997">
                <text:p>0.043992999999997</text:p>
              </table:table-cell>
              <table:table-cell office:value-type="float" office:value="0.024996000000002">
                <text:p>0.024996000000002</text:p>
              </table:table-cell>
              <table:table-cell office:value-type="float" office:value="0.063989999999997">
                <text:p>0.063989999999997</text:p>
              </table:table-cell>
              <table:table-cell office:value-type="float" office:value="0.033994999999997">
                <text:p>0.03399499999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171349">
                <text:p>37.171349</text:p>
              </table:table-cell>
              <table:table-cell office:value-type="float" office:value="10.4094179999999">
                <text:p>10.4094179999999</text:p>
              </table:table-cell>
              <table:table-cell office:value-type="float" office:value="36.4234629999999">
                <text:p>36.4234629999999</text:p>
              </table:table-cell>
              <table:table-cell office:value-type="float" office:value="10.491405">
                <text:p>10.491405</text:p>
              </table:table-cell>
              <table:table-cell office:value-type="float" office:value="0.357945000000001">
                <text:p>0.357945000000001</text:p>
              </table:table-cell>
              <table:table-cell office:value-type="float" office:value="0.19996900000001">
                <text:p>0.19996900000001</text:p>
              </table:table-cell>
              <table:table-cell office:value-type="float" office:value="0.471927999999991">
                <text:p>0.471927999999991</text:p>
              </table:table-cell>
              <table:table-cell office:value-type="float" office:value="0.254961999999978">
                <text:p>0.254961999999978</text:p>
              </table:table-cell>
              <table:table-cell office:value-type="float" office:value="0.102984000000021">
                <text:p>0.102984000000021</text:p>
              </table:table-cell>
              <table:table-cell office:value-type="float" office:value="0.060990000000004">
                <text:p>0.060990000000004</text:p>
              </table:table-cell>
              <table:table-cell office:value-type="float" office:value="0.138979000000006">
                <text:p>0.138979000000006</text:p>
              </table:table-cell>
              <table:table-cell office:value-type="float" office:value="0.080987999999991">
                <text:p>0.080987999999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9.215876999999">
                <text:p>119.215876999999</text:p>
              </table:table-cell>
              <table:table-cell office:value-type="float" office:value="25.920059">
                <text:p>25.920059</text:p>
              </table:table-cell>
              <table:table-cell office:value-type="float" office:value="117.930070999999">
                <text:p>117.930070999999</text:p>
              </table:table-cell>
              <table:table-cell office:value-type="float" office:value="25.895063">
                <text:p>25.895063</text:p>
              </table:table-cell>
              <table:table-cell office:value-type="float" office:value="0.751886000000013">
                <text:p>0.751886000000013</text:p>
              </table:table-cell>
              <table:table-cell office:value-type="float" office:value="0.382941999999957">
                <text:p>0.382941999999957</text:p>
              </table:table-cell>
              <table:table-cell office:value-type="float" office:value="0.918860999999993">
                <text:p>0.918860999999993</text:p>
              </table:table-cell>
              <table:table-cell office:value-type="float" office:value="0.450931999999966">
                <text:p>0.450931999999966</text:p>
              </table:table-cell>
              <table:table-cell office:value-type="float" office:value="0.208969000000025">
                <text:p>0.208969000000025</text:p>
              </table:table-cell>
              <table:table-cell office:value-type="float" office:value="0.112982999999986">
                <text:p>0.112982999999986</text:p>
              </table:table-cell>
              <table:table-cell office:value-type="float" office:value="0.278957999999989">
                <text:p>0.278957999999989</text:p>
              </table:table-cell>
              <table:table-cell office:value-type="float" office:value="0.143977999999947">
                <text:p>0.143977999999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0" chart:maximum="5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true" chart:minimum="0.001" chart:maximum="1000" chart:origin="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>
      <style:graphic-properties draw:stroke="dash" draw:stroke-dash="Ultrafine_20_Dashed" svg:stroke-width="0.02cm"/>
    </style:style>
    <style:style style:name="ch8" style:family="chart" style:data-style-name="N8000">
      <style:chart-properties chart:symbol-type="named-symbol" chart:symbol-name="square" chart:symbol-width="0.25cm" chart:symbol-height="0.25cm" chart:link-data-style-to-source="fals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25cm" chart:symbol-height="0.25cm" chart:link-data-style-to-source="fals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25cm" chart:symbol-height="0.25cm" chart:link-data-style-to-source="false"/>
      <style:graphic-properties svg:stroke-width="0.02cm" svg:stroke-color="#7e0021" draw:fill-color="#7e0021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right" chart:symbol-width="0.25cm" chart:symbol-height="0.25cm"/>
    </style:style>
    <style:style style:name="ch14" style:family="chart" style:data-style-name="N8000">
      <style:chart-properties chart:symbol-type="named-symbol" chart:symbol-name="arrow-left" chart:symbol-width="0.25cm" chart:symbol-height="0.25cm" chart:link-data-style-to-source="false"/>
      <style:graphic-properties svg:stroke-width="0.02cm" svg:stroke-color="#83caff" draw:fill-color="#83caff"/>
      <style:text-properties fo:font-size="10pt" style:font-size-asian="10pt" style:font-size-complex="10pt"/>
    </style:style>
    <style:style style:name="ch15" style:family="chart" style:data-style-name="N8000">
      <style:chart-properties chart:symbol-type="named-symbol" chart:symbol-name="bow-tie" chart:symbol-width="0.25cm" chart:symbol-height="0.25cm" chart:link-data-style-to-source="false"/>
      <style:graphic-properties svg:stroke-width="0.02cm" svg:stroke-color="#314004" draw:fill-color="#314004"/>
      <style:text-properties fo:font-size="10pt" style:font-size-asian="10pt" style:font-size-complex="10pt"/>
    </style:style>
    <style:style style:name="ch16" style:family="chart" style:data-style-name="N8000">
      <style:chart-properties chart:symbol-type="named-symbol" chart:symbol-name="hourglass" chart:symbol-width="0.25cm" chart:symbol-height="0.25cm" chart:link-data-style-to-source="false"/>
      <style:graphic-properties svg:stroke-width="0.02cm" svg:stroke-color="#aecf00" draw:fill-color="#aecf00"/>
      <style:text-properties fo:font-size="10pt" style:font-size-asian="10pt" style:font-size-complex="10pt"/>
    </style:style>
    <style:style style:name="ch17" style:family="chart" style:data-style-name="N8000">
      <style:chart-properties chart:symbol-type="named-symbol" chart:symbol-name="circle" chart:symbol-width="0.25cm" chart:symbol-height="0.25cm" chart:link-data-style-to-source="false"/>
      <style:graphic-properties svg:stroke-width="0.02cm" svg:stroke-color="#4b1f6f" draw:fill-color="#4b1f6f"/>
      <style:text-properties fo:font-size="10pt" style:font-size-asian="10pt" style:font-size-complex="10pt"/>
    </style:style>
    <style:style style:name="ch18" style:family="chart" style:data-style-name="N8000">
      <style:chart-properties chart:symbol-type="named-symbol" chart:symbol-name="star" chart:symbol-width="0.25cm" chart:symbol-height="0.25cm" chart:link-data-style-to-source="false"/>
      <style:graphic-properties svg:stroke-width="0.02cm" svg:stroke-color="#ff950e" draw:fill-color="#ff950e"/>
      <style:text-properties fo:font-size="10pt" style:font-size-asian="10pt" style:font-size-complex="10pt"/>
    </style:style>
    <style:style style:name="ch19" style:family="chart" style:data-style-name="N8000">
      <style:chart-properties chart:symbol-type="named-symbol" chart:symbol-name="x" chart:symbol-width="0.25cm" chart:symbol-height="0.25cm" chart:link-data-style-to-source="false"/>
      <style:graphic-properties svg:stroke-width="0.02cm" svg:stroke-color="#c5000b" draw:fill-color="#c5000b"/>
      <style:text-properties fo:font-size="10pt" style:font-size-asian="10pt" style:font-size-complex="10pt"/>
    </style:style>
    <style:style style:name="ch20" style:family="chart" style:data-style-name="N8000">
      <style:chart-properties chart:symbol-type="named-symbol" chart:symbol-name="plus" chart:symbol-width="0.25cm" chart:symbol-height="0.25cm" chart:link-data-style-to-source="false"/>
      <style:graphic-properties svg:stroke-width="0.02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width="0.05cm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7.729cm">
          <chartooo:coordinate-region svg:x="2.334cm" svg:y="1.132cm" svg:width="7.173cm" svg:height="6.889cm"/>
          <chart:axis chart:dimension="x" chart:name="primary-x" chart:style-name="ch3" chartooo:axis-type="auto">
            <chart:title svg:x="3.988cm" svg:y="8.864cm" chart:style-name="ch4">
              <text:p>nmax (mmax=5)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399cm" chart:style-name="ch6">
              <text:p>time 10000x [sec]</text:p>
            </chart:title>
            <chart:grid chart:style-name="ch7" chart:class="major"/>
          </chart:axis>
          <chart:series chart:style-name="ch8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9" chart:values-cell-range-address="local-table.$D$2:.$D$7" chart:label-cell-address="local-table.$D$1" chart:class="chart:scatter">
            <chart:data-point chart:repeated="6"/>
          </chart:series>
          <chart:series chart:style-name="ch10" chart:values-cell-range-address="local-table.$E$2:.$E$7" chart:label-cell-address="local-table.$E$1" chart:class="chart:scatter">
            <chart:data-point chart:repeated="6"/>
          </chart:series>
          <chart:series chart:style-name="ch11" chart:values-cell-range-address="local-table.$F$2:.$F$7" chart:label-cell-address="local-table.$F$1" chart:class="chart:scatter">
            <chart:data-point chart:repeated="6"/>
          </chart:series>
          <chart:series chart:style-name="ch12" chart:values-cell-range-address="local-table.$G$2:.$G$7" chart:label-cell-address="local-table.$G$1" chart:class="chart:scatter">
            <chart:data-point/>
            <chart:data-point chart:style-name="ch13"/>
            <chart:data-point chart:repeated="4"/>
          </chart:series>
          <chart:series chart:style-name="ch14" chart:values-cell-range-address="local-table.$H$2:.$H$7" chart:label-cell-address="local-table.$H$1" chart:class="chart:scatter">
            <chart:data-point chart:repeated="6"/>
          </chart:series>
          <chart:series chart:style-name="ch15" chart:values-cell-range-address="local-table.$I$2:.$I$7" chart:label-cell-address="local-table.$I$1" chart:class="chart:scatter">
            <chart:data-point chart:repeated="6"/>
          </chart:series>
          <chart:series chart:style-name="ch16" chart:values-cell-range-address="local-table.$J$2:.$J$7" chart:label-cell-address="local-table.$J$1" chart:class="chart:scatter">
            <chart:data-point chart:repeated="6"/>
          </chart:series>
          <chart:series chart:style-name="ch17" chart:values-cell-range-address="local-table.$K$2:.$K$7" chart:label-cell-address="local-table.$K$1" chart:class="chart:scatter">
            <chart:data-point chart:repeated="6"/>
          </chart:series>
          <chart:series chart:style-name="ch18" chart:values-cell-range-address="local-table.$L$2:.$L$7" chart:label-cell-address="local-table.$L$1" chart:class="chart:scatter">
            <chart:data-point chart:repeated="6"/>
          </chart:series>
          <chart:series chart:style-name="ch19" chart:values-cell-range-address="local-table.$M$2:.$M$7" chart:label-cell-address="local-table.$M$1" chart:class="chart:scatter">
            <chart:data-point chart:repeated="6"/>
          </chart:series>
          <chart:series chart:style-name="ch20" chart:values-cell-range-address="local-table.$N$2:.$N$7" chart:label-cell-address="local-table.$N$1" chart:class="chart:scatter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SHT_fwd (1)</text:p>
              </table:table-cell>
              <table:table-cell office:value-type="string">
                <text:p>GSHT_fwd (2)</text:p>
              </table:table-cell>
              <table:table-cell office:value-type="string">
                <text:p>GSHT-bwd (1)</text:p>
              </table:table-cell>
              <table:table-cell office:value-type="string">
                <text:p>GSHT-bwd (2)</text:p>
              </table:table-cell>
              <table:table-cell office:value-type="string">
                <text:p>FGSHT_cmplx_fwd (1)</text:p>
              </table:table-cell>
              <table:table-cell office:value-type="string">
                <text:p>FGSHT_cmplx_fwd (2)</text:p>
              </table:table-cell>
              <table:table-cell office:value-type="string">
                <text:p>FGSHT_cmplx_bwd (1)</text:p>
              </table:table-cell>
              <table:table-cell office:value-type="string">
                <text:p>FGSHT_cmplx_bwd (2)</text:p>
              </table:table-cell>
              <table:table-cell office:value-type="string">
                <text:p>FGSHT_fwd (1)</text:p>
              </table:table-cell>
              <table:table-cell office:value-type="string">
                <text:p>FGSHT_fwd (2)</text:p>
              </table:table-cell>
              <table:table-cell office:value-type="string">
                <text:p>FGSHT_bwd (1)</text:p>
              </table:table-cell>
              <table:table-cell office:value-type="string">
                <text:p>FGSHT_bwd (2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36964">
                <text:p>0.236964</text:p>
              </table:table-cell>
              <table:table-cell office:value-type="float" office:value="0.109983">
                <text:p>0.109983</text:p>
              </table:table-cell>
              <table:table-cell office:value-type="float" office:value="0.434933999999998">
                <text:p>0.434933999999998</text:p>
              </table:table-cell>
              <table:table-cell office:value-type="float" office:value="0.197969000000001">
                <text:p>0.197969000000001</text:p>
              </table:table-cell>
              <table:table-cell office:value-type="float" office:value="0.136978999999997">
                <text:p>0.136978999999997</text:p>
              </table:table-cell>
              <table:table-cell office:value-type="float" office:value="0.056992000000008">
                <text:p>0.056992000000008</text:p>
              </table:table-cell>
              <table:table-cell office:value-type="float" office:value="0.345947999999993">
                <text:p>0.345947999999993</text:p>
              </table:table-cell>
              <table:table-cell office:value-type="float" office:value="0.156976999999983">
                <text:p>0.156976999999983</text:p>
              </table:table-cell>
              <table:table-cell office:value-type="float" office:value="0.043993">
                <text:p>0.043993</text:p>
              </table:table-cell>
              <table:table-cell office:value-type="float" office:value="0.020997000000023">
                <text:p>0.020997000000023</text:p>
              </table:table-cell>
              <table:table-cell office:value-type="float" office:value="0.117983000000009">
                <text:p>0.117983000000009</text:p>
              </table:table-cell>
              <table:table-cell office:value-type="float" office:value="0.056992000000008">
                <text:p>0.0569920000000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306497">
                <text:p>3.306497</text:p>
              </table:table-cell>
              <table:table-cell office:value-type="float" office:value="0.512922000000003">
                <text:p>0.512922000000003</text:p>
              </table:table-cell>
              <table:table-cell office:value-type="float" office:value="3.58345500000001">
                <text:p>3.58345500000001</text:p>
              </table:table-cell>
              <table:table-cell office:value-type="float" office:value="0.692894999999993">
                <text:p>0.692894999999993</text:p>
              </table:table-cell>
              <table:table-cell office:value-type="float" office:value="0.163974999999994">
                <text:p>0.163974999999994</text:p>
              </table:table-cell>
              <table:table-cell office:value-type="float" office:value="0.066989000000007">
                <text:p>0.066989000000007</text:p>
              </table:table-cell>
              <table:table-cell office:value-type="float" office:value="0.365944999999982">
                <text:p>0.365944999999982</text:p>
              </table:table-cell>
              <table:table-cell office:value-type="float" office:value="0.168973999999992">
                <text:p>0.168973999999992</text:p>
              </table:table-cell>
              <table:table-cell office:value-type="float" office:value="0.054991999999999">
                <text:p>0.054991999999999</text:p>
              </table:table-cell>
              <table:table-cell office:value-type="float" office:value="0.023996000000011">
                <text:p>0.023996000000011</text:p>
              </table:table-cell>
              <table:table-cell office:value-type="float" office:value="0.123981999999984">
                <text:p>0.123981999999984</text:p>
              </table:table-cell>
              <table:table-cell office:value-type="float" office:value="0.06198999999998">
                <text:p>0.06198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.7360639999999">
                <text:p>12.7360639999999</text:p>
              </table:table-cell>
              <table:table-cell office:value-type="float" office:value="3.06053499999998">
                <text:p>3.06053499999998</text:p>
              </table:table-cell>
              <table:table-cell office:value-type="float" office:value="12.9080369999999">
                <text:p>12.9080369999999</text:p>
              </table:table-cell>
              <table:table-cell office:value-type="float" office:value="3.278502">
                <text:p>3.278502</text:p>
              </table:table-cell>
              <table:table-cell office:value-type="float" office:value="0.219967000000025">
                <text:p>0.219967000000025</text:p>
              </table:table-cell>
              <table:table-cell office:value-type="float" office:value="0.102984000000021">
                <text:p>0.102984000000021</text:p>
              </table:table-cell>
              <table:table-cell office:value-type="float" office:value="0.414937000000009">
                <text:p>0.414937000000009</text:p>
              </table:table-cell>
              <table:table-cell office:value-type="float" office:value="0.197969999999998">
                <text:p>0.197969999999998</text:p>
              </table:table-cell>
              <table:table-cell office:value-type="float" office:value="0.070989000000026">
                <text:p>0.070989000000026</text:p>
              </table:table-cell>
              <table:table-cell office:value-type="float" office:value="0.034994000000012">
                <text:p>0.034994000000012</text:p>
              </table:table-cell>
              <table:table-cell office:value-type="float" office:value="0.138978000000009">
                <text:p>0.138978000000009</text:p>
              </table:table-cell>
              <table:table-cell office:value-type="float" office:value="0.071989000000002">
                <text:p>0.071989000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.4680639999999">
                <text:p>32.4680639999999</text:p>
              </table:table-cell>
              <table:table-cell office:value-type="float" office:value="6.74797399999999">
                <text:p>6.74797399999999</text:p>
              </table:table-cell>
              <table:table-cell office:value-type="float" office:value="32.29809">
                <text:p>32.29809</text:p>
              </table:table-cell>
              <table:table-cell office:value-type="float" office:value="7.00293500000003">
                <text:p>7.00293500000003</text:p>
              </table:table-cell>
              <table:table-cell office:value-type="float" office:value="0.32095099999998">
                <text:p>0.32095099999998</text:p>
              </table:table-cell>
              <table:table-cell office:value-type="float" office:value="0.154976999999974">
                <text:p>0.154976999999974</text:p>
              </table:table-cell>
              <table:table-cell office:value-type="float" office:value="0.518921000000034">
                <text:p>0.518921000000034</text:p>
              </table:table-cell>
              <table:table-cell office:value-type="float" office:value="0.241962999999998">
                <text:p>0.241962999999998</text:p>
              </table:table-cell>
              <table:table-cell office:value-type="float" office:value="0.094985000000008">
                <text:p>0.094985000000008</text:p>
              </table:table-cell>
              <table:table-cell office:value-type="float" office:value="0.051991999999984">
                <text:p>0.051991999999984</text:p>
              </table:table-cell>
              <table:table-cell office:value-type="float" office:value="0.169974000000025">
                <text:p>0.169974000000025</text:p>
              </table:table-cell>
              <table:table-cell office:value-type="float" office:value="0.083986999999979">
                <text:p>0.08398699999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6.492892">
                <text:p>66.492892</text:p>
              </table:table-cell>
              <table:table-cell office:value-type="float" office:value="15.258681">
                <text:p>15.258681</text:p>
              </table:table-cell>
              <table:table-cell office:value-type="float" office:value="65.4160549999999">
                <text:p>65.4160549999999</text:p>
              </table:table-cell>
              <table:table-cell office:value-type="float" office:value="15.405658">
                <text:p>15.405658</text:p>
              </table:table-cell>
              <table:table-cell office:value-type="float" office:value="0.498923999999988">
                <text:p>0.498923999999988</text:p>
              </table:table-cell>
              <table:table-cell office:value-type="float" office:value="0.257960999999966">
                <text:p>0.257960999999966</text:p>
              </table:table-cell>
              <table:table-cell office:value-type="float" office:value="0.67589700000002">
                <text:p>0.67589700000002</text:p>
              </table:table-cell>
              <table:table-cell office:value-type="float" office:value="0.334948999999995">
                <text:p>0.334948999999995</text:p>
              </table:table-cell>
              <table:table-cell office:value-type="float" office:value="0.144978000000037">
                <text:p>0.144978000000037</text:p>
              </table:table-cell>
              <table:table-cell office:value-type="float" office:value="0.078987999999981">
                <text:p>0.078987999999981</text:p>
              </table:table-cell>
              <table:table-cell office:value-type="float" office:value="0.211967000000016">
                <text:p>0.211967000000016</text:p>
              </table:table-cell>
              <table:table-cell office:value-type="float" office:value="0.111983000000009">
                <text:p>0.111983000000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9.215876999999">
                <text:p>119.215876999999</text:p>
              </table:table-cell>
              <table:table-cell office:value-type="float" office:value="25.920059">
                <text:p>25.920059</text:p>
              </table:table-cell>
              <table:table-cell office:value-type="float" office:value="117.930070999999">
                <text:p>117.930070999999</text:p>
              </table:table-cell>
              <table:table-cell office:value-type="float" office:value="25.895063">
                <text:p>25.895063</text:p>
              </table:table-cell>
              <table:table-cell office:value-type="float" office:value="0.751886000000013">
                <text:p>0.751886000000013</text:p>
              </table:table-cell>
              <table:table-cell office:value-type="float" office:value="0.382941999999957">
                <text:p>0.382941999999957</text:p>
              </table:table-cell>
              <table:table-cell office:value-type="float" office:value="0.918860999999993">
                <text:p>0.918860999999993</text:p>
              </table:table-cell>
              <table:table-cell office:value-type="float" office:value="0.450931999999966">
                <text:p>0.450931999999966</text:p>
              </table:table-cell>
              <table:table-cell office:value-type="float" office:value="0.208969000000025">
                <text:p>0.208969000000025</text:p>
              </table:table-cell>
              <table:table-cell office:value-type="float" office:value="0.112982999999986">
                <text:p>0.112982999999986</text:p>
              </table:table-cell>
              <table:table-cell office:value-type="float" office:value="0.278957999999989">
                <text:p>0.278957999999989</text:p>
              </table:table-cell>
              <table:table-cell office:value-type="float" office:value="0.143977999999947">
                <text:p>0.143977999999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